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3182" officeooo:paragraph-rsid="00063182"/>
    </style:style>
    <style:style style:name="P2" style:family="paragraph" style:parent-style-name="Standard">
      <style:text-properties officeooo:rsid="00063182" officeooo:paragraph-rsid="0007e00a"/>
    </style:style>
    <style:style style:name="P3" style:family="paragraph" style:parent-style-name="Standard">
      <style:text-properties officeooo:rsid="00063182" officeooo:paragraph-rsid="000c7761"/>
    </style:style>
    <style:style style:name="P4" style:family="paragraph" style:parent-style-name="Standard">
      <style:text-properties officeooo:rsid="00063182" officeooo:paragraph-rsid="000d307a"/>
    </style:style>
    <style:style style:name="P5" style:family="paragraph" style:parent-style-name="Standard">
      <style:text-properties officeooo:rsid="00063182" officeooo:paragraph-rsid="000dffdc"/>
    </style:style>
    <style:style style:name="P6" style:family="paragraph" style:parent-style-name="Standard">
      <style:text-properties officeooo:rsid="00063182" officeooo:paragraph-rsid="00171ab4"/>
    </style:style>
    <style:style style:name="P7" style:family="paragraph" style:parent-style-name="Standard">
      <style:text-properties officeooo:rsid="00063182" officeooo:paragraph-rsid="0018cb4b"/>
    </style:style>
    <style:style style:name="P8" style:family="paragraph" style:parent-style-name="Standard">
      <style:text-properties officeooo:rsid="00063182" officeooo:paragraph-rsid="001d0462"/>
    </style:style>
    <style:style style:name="P9" style:family="paragraph" style:parent-style-name="Standard">
      <style:text-properties officeooo:rsid="00063182" officeooo:paragraph-rsid="001db672"/>
    </style:style>
    <style:style style:name="P10" style:family="paragraph" style:parent-style-name="Standard">
      <style:text-properties officeooo:rsid="00063182" officeooo:paragraph-rsid="00231474"/>
    </style:style>
    <style:style style:name="P11" style:family="paragraph" style:parent-style-name="Standard">
      <style:text-properties officeooo:rsid="00063182" officeooo:paragraph-rsid="00108ee4"/>
    </style:style>
    <style:style style:name="P12" style:family="paragraph" style:parent-style-name="Standard">
      <style:text-properties officeooo:rsid="00063182" officeooo:paragraph-rsid="00189ab7"/>
    </style:style>
    <style:style style:name="P13" style:family="paragraph" style:parent-style-name="Standard">
      <style:text-properties officeooo:rsid="00063182" officeooo:paragraph-rsid="002385ca"/>
    </style:style>
    <style:style style:name="P14" style:family="paragraph" style:parent-style-name="Standard">
      <style:text-properties officeooo:rsid="000d307a" officeooo:paragraph-rsid="000d307a"/>
    </style:style>
    <style:style style:name="P15" style:family="paragraph" style:parent-style-name="Standard">
      <style:text-properties officeooo:rsid="000d307a" officeooo:paragraph-rsid="00171ab4"/>
    </style:style>
    <style:style style:name="P16" style:family="paragraph" style:parent-style-name="Standard">
      <style:text-properties style:text-underline-style="solid" style:text-underline-width="auto" style:text-underline-color="font-color" officeooo:rsid="00063182" officeooo:paragraph-rsid="00063182"/>
    </style:style>
    <style:style style:name="P17" style:family="paragraph" style:parent-style-name="Standard">
      <style:text-properties fo:font-size="16pt" style:text-underline-style="solid" style:text-underline-width="auto" style:text-underline-color="font-color" fo:font-weight="bold" officeooo:rsid="00063182" officeooo:paragraph-rsid="00063182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3pt" fo:font-weight="bold" officeooo:rsid="00063182" officeooo:paragraph-rsid="00063182" style:font-size-asian="13pt" style:font-weight-asian="bold" style:font-size-complex="13pt" style:font-weight-complex="bold"/>
    </style:style>
    <style:style style:name="P19" style:family="paragraph" style:parent-style-name="Standard">
      <style:text-properties fo:font-size="13pt" style:text-underline-style="solid" style:text-underline-width="auto" style:text-underline-color="font-color" fo:font-weight="bold" officeooo:rsid="000d307a" officeooo:paragraph-rsid="000d307a" style:font-size-asian="13pt" style:font-weight-asian="bold" style:font-size-complex="13pt" style:font-weight-complex="bold"/>
    </style:style>
    <style:style style:name="P20" style:family="paragraph" style:parent-style-name="Standard">
      <style:text-properties fo:font-size="13pt" style:text-underline-style="solid" style:text-underline-width="auto" style:text-underline-color="font-color" fo:font-weight="bold" officeooo:rsid="00063182" officeooo:paragraph-rsid="00063182" style:font-size-asian="13pt" style:font-weight-asian="bold" style:font-size-complex="13pt" style:font-weight-complex="bold"/>
    </style:style>
    <style:style style:name="P21" style:family="paragraph" style:parent-style-name="Standard">
      <style:text-properties fo:font-size="13pt" style:text-underline-style="solid" style:text-underline-width="auto" style:text-underline-color="font-color" fo:font-weight="bold" officeooo:rsid="00063182" officeooo:paragraph-rsid="001db672" style:font-size-asian="13pt" style:font-weight-asian="bold" style:font-size-complex="13pt" style:font-weight-complex="bold"/>
    </style:style>
    <style:style style:name="P22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063182" officeooo:paragraph-rsid="00063182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text-properties style:font-name="Courier New" fo:font-size="10.5pt" fo:font-weight="bold" officeooo:rsid="00063182" officeooo:paragraph-rsid="00063182" style:font-size-asian="10.5pt" style:font-weight-asian="bold" style:font-size-complex="10.5pt" style:font-weight-complex="bold"/>
    </style:style>
    <style:style style:name="P24" style:family="paragraph" style:parent-style-name="Standard">
      <style:text-properties style:font-name="Courier New" fo:font-size="11pt" fo:font-weight="bold" officeooo:rsid="000fe824" officeooo:paragraph-rsid="000fe824" fo:background-color="#eeeeee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Courier New" fo:font-size="11pt" fo:font-weight="bold" officeooo:paragraph-rsid="000fe824" fo:background-color="#eeeeee" style:font-size-asian="11pt" style:font-weight-asian="bold" style:font-size-complex="11pt" style:font-weight-complex="bold"/>
    </style:style>
    <style:style style:name="P26" style:family="paragraph" style:parent-style-name="Standard">
      <style:text-properties officeooo:rsid="000dffdc" officeooo:paragraph-rsid="000dffdc"/>
    </style:style>
    <style:style style:name="P27" style:family="paragraph" style:parent-style-name="Standard">
      <style:text-properties officeooo:rsid="000f53db" officeooo:paragraph-rsid="000f53db"/>
    </style:style>
    <style:style style:name="P28" style:family="paragraph" style:parent-style-name="Standard">
      <style:text-properties officeooo:rsid="000f53db" officeooo:paragraph-rsid="00171ab4"/>
    </style:style>
    <style:style style:name="P29" style:family="paragraph" style:parent-style-name="Standard">
      <style:text-properties officeooo:rsid="000fe824" officeooo:paragraph-rsid="000fe824"/>
    </style:style>
    <style:style style:name="P30" style:family="paragraph" style:parent-style-name="Standard">
      <style:text-properties officeooo:paragraph-rsid="000fe824"/>
    </style:style>
    <style:style style:name="P31" style:family="paragraph" style:parent-style-name="Standard">
      <style:text-properties officeooo:rsid="0013ad00" officeooo:paragraph-rsid="0013ad00"/>
    </style:style>
    <style:style style:name="P32" style:family="paragraph" style:parent-style-name="Standard">
      <style:text-properties officeooo:rsid="00171ab4" officeooo:paragraph-rsid="00171ab4"/>
    </style:style>
    <style:style style:name="P33" style:family="paragraph" style:parent-style-name="Standard">
      <style:text-properties officeooo:rsid="00171ab4" officeooo:paragraph-rsid="00189ab7"/>
    </style:style>
    <style:style style:name="P34" style:family="paragraph" style:parent-style-name="Standard">
      <style:text-properties officeooo:rsid="0018cb4b" officeooo:paragraph-rsid="0018cb4b"/>
    </style:style>
    <style:style style:name="P35" style:family="paragraph" style:parent-style-name="Standard">
      <style:text-properties officeooo:rsid="001d0462" officeooo:paragraph-rsid="001d0462"/>
    </style:style>
    <style:style style:name="P36" style:family="paragraph" style:parent-style-name="Standard">
      <style:text-properties officeooo:rsid="001db672" officeooo:paragraph-rsid="001db672"/>
    </style:style>
    <style:style style:name="P37" style:family="paragraph" style:parent-style-name="Standard">
      <style:text-properties officeooo:rsid="001ea183" officeooo:paragraph-rsid="001ea183"/>
    </style:style>
    <style:style style:name="P38" style:family="paragraph" style:parent-style-name="Standard">
      <style:text-properties style:font-name="Courier New" fo:font-size="11pt" fo:font-weight="bold" officeooo:rsid="000fe824" officeooo:paragraph-rsid="00189ab7" fo:background-color="#eeeeee" style:font-size-asian="11pt" style:font-weight-asian="bold" style:font-size-complex="11pt" style:font-weight-complex="bold"/>
    </style:style>
    <style:style style:name="P39" style:family="paragraph" style:parent-style-name="Standard">
      <style:text-properties officeooo:rsid="00063182" officeooo:paragraph-rsid="00063182"/>
    </style:style>
    <style:style style:name="P40" style:family="paragraph" style:parent-style-name="Standard">
      <style:text-properties officeooo:rsid="0023d08e" officeooo:paragraph-rsid="0023d08e"/>
    </style:style>
    <style:style style:name="T1" style:family="text">
      <style:text-properties officeooo:rsid="000650fe"/>
    </style:style>
    <style:style style:name="T2" style:family="text">
      <style:text-properties officeooo:rsid="0007e00a"/>
    </style:style>
    <style:style style:name="T3" style:family="text">
      <style:text-properties officeooo:rsid="0009baea"/>
    </style:style>
    <style:style style:name="T4" style:family="text">
      <style:text-properties officeooo:rsid="000abbce"/>
    </style:style>
    <style:style style:name="T5" style:family="text">
      <style:text-properties officeooo:rsid="000c7761"/>
    </style:style>
    <style:style style:name="T6" style:family="text">
      <style:text-properties officeooo:rsid="00063182"/>
    </style:style>
    <style:style style:name="T7" style:family="text">
      <style:text-properties officeooo:rsid="000d307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650fe"/>
    </style:style>
    <style:style style:name="T10" style:family="text">
      <style:text-properties officeooo:rsid="000fe824"/>
    </style:style>
    <style:style style:name="T11" style:family="text">
      <style:text-properties officeooo:rsid="00108ee4"/>
    </style:style>
    <style:style style:name="T12" style:family="text">
      <style:text-properties style:font-name="Courier New" fo:font-size="11pt" fo:font-weight="bold" fo:background-color="#eeeeee" loext:char-shading-value="0" style:font-size-asian="11pt" style:font-weight-asian="bold" style:font-size-complex="11pt" style:font-weight-complex="bold"/>
    </style:style>
    <style:style style:name="T13" style:family="text">
      <style:text-properties style:font-name="Courier New" fo:font-size="11pt" fo:font-weight="bold" officeooo:rsid="000fe824" fo:background-color="#eeeeee" loext:char-shading-value="0" style:font-size-asian="11pt" style:font-weight-asian="bold" style:font-size-complex="11pt" style:font-weight-complex="bold"/>
    </style:style>
    <style:style style:name="T14" style:family="text">
      <style:text-properties style:font-name="Courier New" fo:font-size="11pt" fo:font-weight="bold" officeooo:rsid="00171ab4" fo:background-color="#eeeeee" loext:char-shading-value="0" style:font-size-asian="11pt" style:font-weight-asian="bold" style:font-size-complex="11pt" style:font-weight-complex="bold"/>
    </style:style>
    <style:style style:name="T15" style:family="text">
      <style:text-properties style:font-name="Courier New" fo:font-size="11pt" fo:font-weight="bold" officeooo:rsid="00189ab7" fo:background-color="#eeeeee" loext:char-shading-value="0" style:font-size-asian="11pt" style:font-weight-asian="bold" style:font-size-complex="11pt" style:font-weight-complex="bold"/>
    </style:style>
    <style:style style:name="T16" style:family="text">
      <style:text-properties style:font-name="Courier New" fo:font-size="11pt" fo:font-weight="bold" officeooo:rsid="002385ca" fo:background-color="#eeeeee" loext:char-shading-value="0" style:font-size-asian="11pt" style:font-weight-asian="bold" style:font-size-complex="11pt" style:font-weight-complex="bold"/>
    </style:style>
    <style:style style:name="T17" style:family="text">
      <style:text-properties officeooo:rsid="0011ef1d"/>
    </style:style>
    <style:style style:name="T18" style:family="text">
      <style:text-properties officeooo:rsid="0013ad00"/>
    </style:style>
    <style:style style:name="T19" style:family="text">
      <style:text-properties officeooo:rsid="001562ce"/>
    </style:style>
    <style:style style:name="T20" style:family="text">
      <style:text-properties officeooo:rsid="00171ab4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171ab4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385ca" style:font-style-asian="italic" style:font-weight-asian="bold" style:font-style-complex="italic" style:font-weight-complex="bold"/>
    </style:style>
    <style:style style:name="T24" style:family="text">
      <style:text-properties officeooo:rsid="00175a40"/>
    </style:style>
    <style:style style:name="T25" style:family="text">
      <style:text-properties officeooo:rsid="00189ab7"/>
    </style:style>
    <style:style style:name="T26" style:family="text">
      <style:text-properties officeooo:rsid="0018cb4b"/>
    </style:style>
    <style:style style:name="T27" style:family="text">
      <style:text-properties officeooo:rsid="001a3e1a"/>
    </style:style>
    <style:style style:name="T28" style:family="text">
      <style:text-properties officeooo:rsid="001d0462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1ea183"/>
    </style:style>
    <style:style style:name="T31" style:family="text">
      <style:text-properties officeooo:rsid="0021d1f0"/>
    </style:style>
    <style:style style:name="T32" style:family="text">
      <style:text-properties officeooo:rsid="00231474"/>
    </style:style>
    <style:style style:name="T33" style:family="text">
      <style:text-properties officeooo:rsid="002385ca"/>
    </style:style>
    <style:style style:name="T34" style:family="text">
      <style:text-properties officeooo:rsid="0023d0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Multi-Word-Int</text:p>
      <text:p text:style-name="P17"/>
      <text:p text:style-name="P5">Multi-Word-Int is a large integer library for the Free Pascal compiler.</text:p>
      <text:p text:style-name="P6">It is written entirely in Pascal, works in both 32bit and 64bit environments, so should be portable to any platform that is targeted by the compiler. <text:span text:style-name="T20">It has been tested on Windows 10 with Intel CPU (32bit &amp; 64bit), and Linux on Raspberry Pi ARM CPU (32bit &amp; 64bit).</text:span></text:p>
      <text:p text:style-name="P1">The library is designed to be as easy to use as possible. In most cases, the large integer types are used in exactly the same way as the standard built-in integers. Automatic/implicit type conversion is provided for most other numerical types, and also for conversion from strings to large integer. Where automatic/implicit type conversion is not available, explicit type conversion functions/procedures/<text:span text:style-name="T3">methods</text:span> are provided.</text:p>
      <text:p text:style-name="P1"><text:span text:style-name="T4">One the main design </text:span>aim<text:span text:style-name="T4">s</text:span> is to allow existing code to be changed to use the library with minimal changes.</text:p>
      <text:p text:style-name="P1"/>
      <text:p text:style-name="P18"><text:span text:style-name="T9">Large </text:span><text:span text:style-name="T8">Integer Types</text:span></text:p>
      <text:p text:style-name="P18"/>
      <text:p text:style-name="P1">The large integer types provided are:</text:p>
      <text:p text:style-name="P1">Multi_Int_X2 :<text:tab/>fixed 2 word integer</text:p>
      <text:p text:style-name="P1">In a 64bit environment this equals 128 bits, in a 32bit environment this equals 64 bits.</text:p>
      <text:p text:style-name="P1"/>
      <text:p text:style-name="P1">Multi_Int_X3 :<text:tab/><text:span text:style-name="T7">f</text:span>ixed 3 word integer</text:p>
      <text:p text:style-name="P1">In a 64bit environment this equals 192 bits, in a 32bit environment this equals 96 bits.</text:p>
      <text:p text:style-name="P1"/>
      <text:p text:style-name="P1">Multi_Int_X4 :<text:tab/>fixed 4 word integer</text:p>
      <text:p text:style-name="P1">In a 64bit environment this equals 256 bits, in a 32bit environment this equals 128 bits.</text:p>
      <text:p text:style-name="P1"/>
      <text:p text:style-name="P1"><text:span text:style-name="T17">M</text:span>ulti_Int_XV :<text:tab/><text:span text:style-name="T20">variab</text:span>le <text:span text:style-name="T20">size</text:span> multiple word integer</text:p>
      <text:p text:style-name="P12"/>
      <text:p text:style-name="P13">The <text:span text:style-name="T20">default </text:span>size of th<text:span text:style-name="T33">e </text:span><text:span text:style-name="T17">M</text:span>ulti_Int_XV type is defined by the calling code in a parameter to the initialisation procedure; this is in half-words. So, if you specify 128, this equals 64 whole words, which equals 4096 bits <text:span text:style-name="T1">in a 64bit environment</text:span>. <text:span text:style-name="T25">For example: <text:s/></text:span><text:span text:style-name="T13"><text:s/></text:span><text:span text:style-name="T14">Multi_Int_Initialisation</text:span><text:span text:style-name="T15">(64)</text:span><text:span text:style-name="T13">; </text:span></text:p>
      <text:p text:style-name="P12"/>
      <text:p text:style-name="P13"><text:span text:style-name="T33">The </text:span><text:span text:style-name="T17">M</text:span>ulti_Int_XV type<text:span text:style-name="T20"> </text:span><text:span text:style-name="T33">has a </text:span><text:span text:style-name="T20">maximum size </text:span><text:span text:style-name="T33">which </text:span><text:span text:style-name="T20">is set at 2x the default in the initialisation function. </text:span><text:span text:style-name="T33">The limit can be changed</text:span><text:span text:style-name="T24"> b</text:span><text:span text:style-name="T20">y calling Multi_Int_Set_XV_Limit, </text:span><text:span text:style-name="T33">where </text:span><text:span text:style-name="T20">you can specify </text:span><text:span text:style-name="T33">an alternate </text:span><text:span text:style-name="T20">maximum size, </text:span><text:span text:style-name="T25">like this: <text:s/></text:span><text:span text:style-name="T13"><text:s/></text:span><text:span text:style-name="T14">Multi_Int_Set_XV_Limit</text:span><text:span text:style-name="T15">(</text:span><text:span text:style-name="T16">75</text:span><text:span text:style-name="T15">)</text:span><text:span text:style-name="T13">; </text:span><text:s text:c="2"/></text:p>
      <text:p text:style-name="P32"/>
      <text:p text:style-name="P32">As the number contained in a <text:span text:style-name="T17">M</text:span><text:span text:style-name="T6">ulti_Int_XV </text:span>variable gets larger, the size of the variable expands to a size that can contain the number. If the maximum size <text:span text:style-name="T33">limit </text:span>is reached, an overflow exception/error is generated.</text:p>
      <text:p text:style-name="P33"/>
      <text:p text:style-name="P33"><text:span text:style-name="T24">Individual v</text:span>ariables of type <text:span text:style-name="T17">M</text:span><text:span text:style-name="T6">ulti_Int_XV </text:span><text:span text:style-name="T21">can </text:span><text:span text:style-name="T23">no longer </text:span><text:span text:style-name="T21">be resized explicitly;</text:span> <text:span text:style-name="T33">t</text:span>he Multi_Int_Reset_XV_Size function <text:span text:style-name="T33">is no longer available, due to problems with implementation.</text:span></text:p>
      <text:p text:style-name="P38"/>
      <text:p text:style-name="P6">The larger the size <text:span text:style-name="T20">of </text:span><text:span text:style-name="T17">M</text:span>ulti_Int_XV <text:span text:style-name="T20">variables</text:span>, the slower the calculations become.</text:p>
      <text:p text:style-name="P6">The <text:span text:style-name="T20">fixed-size </text:span>types Multi_Int_X2, Multi_Int_X3 and Multi_Int_X4 are provided for maximum speed<text:span text:style-name="T7">, t</text:span>he Multi_Int_XV type is provided for maximum flexibility. </text:p>
      <text:p text:style-name="P22"/>
      <text:p text:style-name="P22">Operators</text:p>
      <text:p text:style-name="P1"/>
      <text:p text:style-name="P1">The following operato<text:span text:style-name="T5">r</text:span>s are provided:</text:p>
      <text:p text:style-name="P1"><text:soft-page-break/><text:span text:style-name="T7">+ :<text:tab/></text:span>add</text:p>
      <text:p text:style-name="P1">- :<text:tab/>subtract (also unary minus)</text:p>
      <text:p text:style-name="P1"><text:span text:style-name="T7">* :<text:tab/></text:span>multiply</text:p>
      <text:p text:style-name="P1"><text:span text:style-name="T7">div :<text:tab/></text:span>divide</text:p>
      <text:p text:style-name="P1"><text:span text:style-name="T7">mod :<text:tab/></text:span>modulo</text:p>
      <text:p text:style-name="P1"><text:span text:style-name="T7">** : <text:tab/></text:span>power</text:p>
      <text:p text:style-name="P1"><text:span text:style-name="T7">abs :<text:tab/></text:span>absolute <text:span text:style-name="T7">value</text:span></text:p>
      <text:p text:style-name="P8"><text:span text:style-name="T7">xor :<text:tab/></text:span><text:span text:style-name="T28">bitwise </text:span>exclusive-or</text:p>
      <text:p text:style-name="P35">and :<text:tab/>bitwise And function</text:p>
      <text:p text:style-name="P35">not :<text:tab/>bitwise Not function</text:p>
      <text:p text:style-name="P35">or :<text:tab/>bitwise Or function</text:p>
      <text:p text:style-name="P34">shr :<text:tab/>bit shift right</text:p>
      <text:p text:style-name="P34">shl :<text:tab/>bit shift left</text:p>
      <text:p text:style-name="P7"/>
      <text:p text:style-name="P1">The standard comparison/logical operators are provided:</text:p>
      <text:p text:style-name="P4"><text:s text:c="2"/>= <text:tab/><text:span text:style-name="T7">equals</text:span></text:p>
      <text:p text:style-name="P4"><text:s/>&lt;&gt; <text:tab/><text:span text:style-name="T7">not-equals</text:span></text:p>
      <text:p text:style-name="P4"><text:s/>&gt;<text:tab/><text:span text:style-name="T7">greater-than</text:span></text:p>
      <text:p text:style-name="P4"><text:s/>&gt;=<text:tab/><text:span text:style-name="T7">greater-than-or-equal-to</text:span></text:p>
      <text:p text:style-name="P4"><text:s/>&lt;<text:tab/><text:span text:style-name="T7">less-than</text:span> </text:p>
      <text:p text:style-name="P4">&lt;=<text:tab/><text:span text:style-name="T7">less-than-or-equal-to</text:span></text:p>
      <text:p text:style-name="P9">These can be used in expressions in the same was as standard built-in integers.</text:p>
      <text:p text:style-name="P9"/>
      <text:p text:style-name="P36">The bitwise operations are performed on the absolute values. The sign of the result is then calculated according to the following rules:</text:p>
      <text:p text:style-name="P36"><text:span text:style-name="T29">xor</text:span> - if the signs are different, the result is negative, otherwise the result is positive</text:p>
      <text:p text:style-name="P36"><text:span text:style-name="T29">or</text:span> - if the both signs are negative, the result is negative, otherwise the result is positive</text:p>
      <text:p text:style-name="P36"><text:span text:style-name="T29">and</text:span> - if the both signs are negative, the result is negative, otherwise the result is positive</text:p>
      <text:p text:style-name="P36"><text:span text:style-name="T29">not</text:span> - if the sign is positive, the result is negative, otherwise the result is positive</text:p>
      <text:p text:style-name="P21"/>
      <text:p text:style-name="P20">Type Conversion</text:p>
      <text:p text:style-name="P1"/>
      <text:p text:style-name="P1">Conversion to/from other types is automatic/implicit, for the following types:</text:p>
      <text:p text:style-name="P1">to/from integers</text:p>
      <text:p text:style-name="P1"><text:span text:style-name="T20">t</text:span>o/from real <text:s/><text:span text:style-name="T20">(with significant loss of precision)</text:span></text:p>
      <text:p text:style-name="P1">from string (decimal notation is assumed)</text:p>
      <text:p text:style-name="P1">from smaller Multi_Int_X types to larger ones (from larger to smaller <text:span text:style-name="T1">requires explicit conversion </text:span><text:span text:style-name="T5">via methods</text:span>)</text:p>
      <text:p text:style-name="P16"/>
      <text:p text:style-name="P16">Explicit conversion to/from other types <text:span text:style-name="T5">is provided </text:span>for the following types:</text:p>
      <text:p text:style-name="P1">to string in decimal notation with <text:span text:style-name="T5">the </text:span>ToStr method;</text:p>
      <text:p text:style-name="P1">to/from string in hex notation with ToHex and FromHex methods/functions;</text:p>
      <text:p text:style-name="P3">to any large integer type from any other with typecast functions:</text:p>
      <text:p text:style-name="P3"><text:s/>To_Multi_Int_XV,</text:p>
      <text:p text:style-name="P3"><text:s/>To_Multi_Int_X4,</text:p>
      <text:p text:style-name="P4"><text:s/>To_Multi_Int_X3</text:p>
      <text:p text:style-name="P4"><text:s/>To_Multi_Int_X2.</text:p>
      <text:p text:style-name="P29"/>
      <text:p text:style-name="P29">One has to be careful when using implicit type/value conversions. When using a numeric type or literal that is greater than a standard integer maximum value, the compiler will a<text:span text:style-name="T20">s</text:span>sume (or implicitly cast to) a float type, then assign that float value to the Multi_Int, and lose a significant amount of precision. An example is the following assignment:</text:p>
      <text:p text:style-name="P29"><text:soft-page-break/></text:p>
      <text:p text:style-name="P24">var V:Multi_Int;</text:p>
      <text:p text:style-name="P24">V:=18446744073709551616; <text:s/>// this value is 1 greater than the maximum amount that a uint64 type can contain.</text:p>
      <text:p text:style-name="P25"/>
      <text:p text:style-name="P30">In this case, the compiler casts the value <text:s/>18446744073709551616 to a float type, then assigns the float value to the Multi_Int V. <text:s/>The value that gets assigned is 18446744073709600000, <text:span text:style-name="T10">not <text:s/>18446744073709551616 as one might expect. The following code shows how to avoid the problem, by using a string literal:</text:span></text:p>
      <text:p text:style-name="P29"/>
      <text:p text:style-name="P24">var V:Multi_Int;</text:p>
      <text:p text:style-name="P24">V:=’18446744073709551616’; <text:s/>// this value is correctly assigned, with no loss of precision.</text:p>
      <text:p text:style-name="P24"/>
      <text:p text:style-name="P29">Explicit casting like this <text:s/><text:span text:style-name="T12">V:=Multi_Int(18446744073709551616);</text:span> does not help, because the literal 18446744073709551616 is interpreted as a floating point value before <text:span text:style-name="T11">it reaches</text:span> the cast function.</text:p>
      <text:p text:style-name="P20"/>
      <text:p text:style-name="P20">Other operations/functions</text:p>
      <text:p text:style-name="P1"/>
      <text:p text:style-name="P1">The following operations/functions are provided:</text:p>
      <text:p text:style-name="P1">Odd(v)</text:p>
      <text:p text:style-name="P1">Even(v)</text:p>
      <text:p text:style-name="P36">Negative(v)<text:tab/><text:tab/><text:tab/>this returns a boolean</text:p>
      <text:p text:style-name="P1">SqRoot(v,result,remainder)</text:p>
      <text:p text:style-name="P10">SqRoot(v,result,)</text:p>
      <text:p text:style-name="P1">Abs(v)</text:p>
      <text:p text:style-name="P7">ShiftUp(v, Nbits)<text:tab/><text:tab/><text:span text:style-name="T26">this function has been replaced by the shl operator</text:span></text:p>
      <text:p text:style-name="P7">ShiftDown(v, Nbits)<text:tab/><text:tab/><text:span text:style-name="T26">this function has been replaced by the shr operator</text:span></text:p>
      <text:p text:style-name="P3">RotateUp(v, Nbits)<text:tab/><text:tab/><text:span text:style-name="T26">this function has been withdrawn</text:span></text:p>
      <text:p text:style-name="P7">RotateDown(v, Nbits)<text:tab/><text:tab/><text:span text:style-name="T26">this function has been withdrawn</text:span></text:p>
      <text:p text:style-name="P3"/>
      <text:p text:style-name="P6">If the SqRoot (square root) function cannot give an exact result, it rounds down, and gives a remainder. <text:span text:style-name="T20">Note that the S</text:span><text:span text:style-name="T26">HL</text:span><text:span text:style-name="T20"> and S</text:span><text:span text:style-name="T26">HR</text:span><text:span text:style-name="T20"> </text:span><text:span text:style-name="T26">operator</text:span><text:span text:style-name="T20">s do not generate overflow exceptions, which is different to the behaviour of the equivalent native code operations.</text:span></text:p>
      <text:p text:style-name="P6"><text:span text:style-name="T5">The </text:span>RotateUp <text:span text:style-name="T5">and </text:span>Rotat<text:span text:style-name="T5">eDown procedures </text:span><text:span text:style-name="T26">have been withdrawn, because of problems with the internal logic</text:span><text:span text:style-name="T5">. </text:span></text:p>
      <text:p text:style-name="P1"/>
      <text:p text:style-name="P1">The following methods are also provided to calling code:</text:p>
      <text:p text:style-name="P1">v.Defined<text:tab/>this indicates if the variable is defined/undefined</text:p>
      <text:p text:style-name="P1">v.Overflow<text:tab/>this indicates if the variable has overflowed</text:p>
      <text:p text:style-name="P1">v.Negative<text:tab/>this indicates if the variable is negative</text:p>
      <text:p text:style-name="P20"/>
      <text:p text:style-name="P20">Constants</text:p>
      <text:p text:style-name="P1"/>
      <text:p text:style-name="P1">The following constants are provided (technically, these are variables calculated during initialisation):</text:p>
      <text:p text:style-name="P1">Multi_Int_X2_MAXINT</text:p>
      <text:p text:style-name="P1">Multi_Int_X3_MAXINT</text:p>
      <text:p text:style-name="P1">Multi_Int_X4_MAXINT</text:p>
      <text:p text:style-name="P1">Multi_Int_XV_MAXINT<text:tab/>this is recalculated whenever the size of the type is set</text:p>
      <text:p text:style-name="P19"/>
      <text:p text:style-name="P19">Exceptions</text:p>
      <text:p text:style-name="P4"><text:soft-page-break/></text:p>
      <text:p text:style-name="P4">The unit exports a variable Multi_Int_RAISE_EXCEPTIONS_ENABLED, which can be set by the calling code, at any point. If set to TRUE, this enables run-time exceptions to be generated in the event of overflow and <text:span text:style-name="T7">other</text:span> errors. Multi_Int types have attributes named Defined and Overload which can be checked explicitly in the calling code. The unit also exports a boolean variable named Multi_Int_ERROR, which is also set after any operation that generates an error. <text:s/>The Defined and Overload attributes and the Multi_Int_ERROR variable are always set, even if Multi_Int_RAISE_EXCEPTIONS_ENABLED variable is set to FALSE. If Multi_Int_RAISE_EXCEPTIONS_ENABLED is FALSE, the Defined and Overload attributes and the Multi_Int_ERROR variable can be checked from the calling code.</text:p>
      <text:p text:style-name="P4">Note that if Multi_Int_RAISE_EXCEPTIONS_ENABLED is FALSE, <text:span text:style-name="T1">w</text:span>hen converting Multi_Int variables to other types, the only way to detect overflow error<text:span text:style-name="T1">s</text:span>, is via the Multi_Int_ERROR variable.</text:p>
      <text:p text:style-name="P20"/>
      <text:p text:style-name="P20">Technical Notes</text:p>
      <text:p text:style-name="P1"/>
      <text:p text:style-name="P1">The <text:span text:style-name="T20">unit </text:span>code will <text:span text:style-name="T27">n</text:span>o<text:span text:style-name="T27">w</text:span> compile &amp; work correctly in Delphi mode <text:span text:style-name="T27">or</text:span><text:span text:style-name="T7"> ObjFPC </text:span><text:span text:style-name="T18">mode </text:span><text:span text:style-name="T7">with </text:span>"advancedrecords".</text:p>
      <text:p text:style-name="P1"/>
      <text:p text:style-name="P1">The code will compile in both 32bit and 64bit environments. In the <text:span text:style-name="T5">unit source</text:span> there is a define "{$define 64bit}" or "{$define 32bit}" which is set depending on the environment is 32bit or 64bit. This is set automatically to match the version of the compiler you are using, but can be overidden.</text:p>
      <text:p text:style-name="P1"/>
      <text:p text:style-name="P40">Note that on some Raspberry Pi CPUs, the compiler runs in 64bit mode, but the compiled code does not work correctly. Setting <text:span text:style-name="T6">{$define 32bit} </text:span>fixes the problem. A fix for this problem might be found in the future.</text:p>
      <text:p text:style-name="P1"/>
      <text:p text:style-name="P11">Multi_Int_Initialisation <text:span text:style-name="T20">can</text:span> <text:span text:style-name="T33">only </text:span>be called <text:span text:style-name="T33">once (previously it could be called many times, but this has been withdrawn due to problems with implementation).</text:span></text:p>
      <text:p text:style-name="P11"/>
      <text:p text:style-name="P1">The standard integer types have been aliased as follows, to make the <text:span text:style-name="T7">internal unit </text:span>coding easier in both 32bit and 64bit environmen<text:span text:style-name="T7">ts, and are not intended for use by calling code; the</text:span><text:span text:style-name="T2"> unit code depends on these, so d</text:span>o not change the<text:span text:style-name="T2">m</text:span>:</text:p>
      <text:p text:style-name="P1"><text:tab/>Multi_int8u = byte;</text:p>
      <text:p text:style-name="P1"><text:tab/>Multi_int8 = shortint;</text:p>
      <text:p text:style-name="P1"><text:tab/>Multi_int16 = smallint;</text:p>
      <text:p text:style-name="P1"><text:tab/>Multi_int16u = word;</text:p>
      <text:p text:style-name="P1"><text:tab/>Multi_int32 = longint;</text:p>
      <text:p text:style-name="P1"><text:tab/>Multi_int32u = longword;</text:p>
      <text:p text:style-name="P1"><text:tab/>Multi_int64u = QWord;</text:p>
      <text:p text:style-name="P1"><text:tab/>Multi_int64 = int64;</text:p>
      <text:p text:style-name="P15"/>
      <text:p text:style-name="P14">The following integer type aliases have also <text:s/>been set<text:span text:style-name="T6">, to make the </text:span>internal unit <text:span text:style-name="T6">coding easier in both 32bit and 64bit environmen</text:span>ts, and are not intended for use by calling code; the<text:span text:style-name="T2"> unit code depends on these, so d</text:span><text:span text:style-name="T6">o not change the</text:span><text:span text:style-name="T2">m</text:span><text:span text:style-name="T6">:</text:span></text:p>
      <text:p text:style-name="P4"><text:tab/>INT_1W_S</text:p>
      <text:p text:style-name="P4"><text:tab/>INT_1W_U</text:p>
      <text:p text:style-name="P4"><text:tab/>INT_2W_S</text:p>
      <text:p text:style-name="P4">and<text:tab/>INT_2W_U</text:p>
      <text:p text:style-name="P4"/>
      <text:p text:style-name="P4"><text:span text:style-name="T7">These</text:span> are aliased to the above types depending on whether "{$define 64bit}" or "{$define 32bit}" are defined. For example the following are defined for a 64bit environment. Do not change these:</text:p>
      <text:p text:style-name="P1"><text:soft-page-break/><text:tab/>MULTI_INT_1W_S = <text:span text:style-name="T2">Multi_</text:span>int32;</text:p>
      <text:p text:style-name="P2"><text:tab/>MULTI_INT_1W_U = <text:span text:style-name="T2">Multi_</text:span>int32u;</text:p>
      <text:p text:style-name="P2"><text:tab/>MULTI_INT_2W_S = <text:span text:style-name="T2">Multi_</text:span>int64;</text:p>
      <text:p text:style-name="P2"><text:tab/>MULTI_INT_2W_U = <text:span text:style-name="T2">Multi_</text:span>int64u;</text:p>
      <text:p text:style-name="P27"/>
      <text:p text:style-name="P28">There are <text:span text:style-name="T20">is a </text:span>define in the source code {$define Overflow_Checks}, <text:span text:style-name="T20">which </text:span>is <text:span text:style-name="T18">intended for use when compiler overflow checks are enabled</text:span>.<text:span text:style-name="T18"> The </text:span>{$define Overflow_Checks} <text:span text:style-name="T18">does not switch on overflow checking for you; if you wish to use overflow checking, you still need to enable this in the usual way. </text:span><text:span text:style-name="T20">In short, the rule is: if you want overflow checking, turn it on in the usual way </text:span><text:span text:style-name="T22">and</text:span><text:span text:style-name="T20"> set </text:span>{$define Overflow_Checks}. <text:span text:style-name="T20">If you turn on overflow checking, but do not set </text:span>{$define Overflow_Checks}, <text:span text:style-name="T20">then the code will turn off overflow checking at bit shift operations and will not re-enable them.</text:span> <text:span text:style-name="T20">On Intel CPUs, s</text:span><text:span text:style-name="T18">ome bit shift operations trigger a</text:span><text:span text:style-name="T20">n undesired</text:span><text:span text:style-name="T18"> overflow exception, and the code disables overflow checking around these operations. The </text:span>{$define Overflow_Checks} <text:span text:style-name="T18">tells the code that overflow checking needs to be re-enabled after bit shift operations.</text:span></text:p>
      <text:p text:style-name="P28"/>
      <text:p text:style-name="P28"><text:span text:style-name="T20">The </text:span>code to overload the two-parameter Inc operator/procedure, <text:span text:style-name="T30">has been withdrawn, because of problems with implementation</text:span>.</text:p>
      <text:p text:style-name="P1"/>
      <text:p text:style-name="P31">The library code defines <text:span text:style-name="T30">a </text:span>big integer type for internal use only:</text:p>
      <text:p text:style-name="P31"><text:span text:style-name="T6">Multi_Int_X</text:span>5<text:span text:style-name="T6"> :<text:tab/>fixed </text:span>5<text:span text:style-name="T6"> word integer</text:span></text:p>
      <text:p text:style-name="P31">Th<text:span text:style-name="T30">i</text:span>s type <text:span text:style-name="T32">i</text:span>s <text:span text:style-name="T19">requir</text:span>ed by the division routine.</text:p>
      <text:p text:style-name="P31"/>
      <text:p text:style-name="P1">The library code <text:span text:style-name="T18">define</text:span>s a unit named UBool to provide a<text:span text:style-name="T7">n</text:span> exotic boolean type:</text:p>
      <text:p text:style-name="P1">UBool = (UBool_UNDEF,UBool_FALSE,UBool_TRUE)</text:p>
      <text:p text:style-name="P1">and T_Ubool. The main feature of the T_UBool and UBool types are to provide boolean variables that can have an additional value of "undefined". The <text:span text:style-name="T2">Ubool unit</text:span> implement<text:span text:style-name="T2">s</text:span> implicit conversion <text:s/>to/from standard boolean values, <text:span text:style-name="T2">where possible</text:span>. <text:span text:style-name="T18">It is intended for internal library use only.</text:span></text:p>
      <text:p text:style-name="P1"/>
      <text:p text:style-name="P37">The internal structure of a large integer is an array of unsigned integers. The array elements are stored little-endian form, therefore the least significant integer array element is at index zero.</text:p>
      <text:p text:style-name="P37">There is a boolean to represent the sign. There is no unsigned large integer type.</text:p>
      <text:p text:style-name="P37">There is a boolean to represent whether an overflow has occurred. There is a boolean to represent whether a variable has been assigned a value, or is undefined.</text:p>
      <text:p text:style-name="P1"/>
      <text:p text:style-name="P1">Here is a small Demo Program...</text:p>
      <text:p text:style-name="P23">(*----------------------------*)</text:p>
      <text:p text:style-name="P23">Program hello_multi_int;</text:p>
      <text:p text:style-name="P23">uses Multi_Int;</text:p>
      <text:p text:style-name="P23">type Big_Int= Multi_int_XV;</text:p>
      <text:p text:style-name="P23">var<text:tab/>N,P,R,Q<text:tab/>: Big_Int;</text:p>
      <text:p text:style-name="P23">begin</text:p>
      <text:p text:style-name="P23">// literal numbers &gt; 64bit MAXINT <text:span text:style-name="T20">should</text:span> be specified as strings</text:p>
      <text:p text:style-name="P23">N:= '340282366920938463463374607431768211455'; <text:s/>// equals ((2 ** 128) - 1)</text:p>
      <text:p text:style-name="P23">P:= ((Big_Int(2) ** Big_Int(128)) – 1); // sometimes explicit type casting is necessary</text:p>
      <text:p text:style-name="P23">if ((P - N) &lt;&gt; 0) then writeln('Fail!');</text:p>
      <text:p text:style-name="P23">P:= (N ** 2);</text:p>
      <text:p text:style-name="P23">R:= (P div N);</text:p>
      <text:p text:style-name="P23">if (R &lt;&gt; N) then writeln('Fail!')</text:p>
      <text:p text:style-name="P23">else writeln('R = N = ',R.ToStr);</text:p>
      <text:p text:style-name="P23">sqroot(P,R,Q);</text:p>
      <text:p text:style-name="P23">if (R &lt;&gt; N) or (Q &lt;&gt; 0)</text:p>
      <text:p text:style-name="P23">then writeln('Fail!')</text:p>
      <text:p text:style-name="P23">else writeln('Hex R = N = ',R.ToHex);</text:p>
      <text:p text:style-name="P23">end.</text:p>
      <text:p text:style-name="P23"><text:soft-page-break/>(*----------------------------*)</text:p>
      <text:p text:style-name="P23"/>
      <text:p text:style-name="P26">Documentation v1.<text:span text:style-name="T31">1</text:span><text:span text:style-name="T34">3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0:43:13.415000000</meta:creation-date>
    <dc:date>2024-10-12T12:23:17.080000000</dc:date>
    <meta:editing-duration>PT12H35M52S</meta:editing-duration>
    <meta:editing-cycles>48</meta:editing-cycles>
    <meta:generator>LibreOffice/7.5.5.2$Windows_X86_64 LibreOffice_project/ca8fe7424262805f223b9a2334bc7181abbcbf5e</meta:generator>
    <meta:document-statistic meta:table-count="0" meta:image-count="0" meta:object-count="0" meta:page-count="6" meta:paragraph-count="153" meta:word-count="1848" meta:character-count="11936" meta:non-whitespace-character-count="10186"/>
  </office:meta>
</office:document-meta>
</file>